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0f6f24" officeooo:paragraph-rsid="000f6f24"/>
    </style:style>
    <style:style style:name="P2" style:family="paragraph" style:parent-style-name="Standard">
      <style:text-properties officeooo:rsid="000f6f24" officeooo:paragraph-rsid="00165c32"/>
    </style:style>
    <style:style style:name="P3" style:family="paragraph" style:parent-style-name="Standard">
      <style:text-properties officeooo:rsid="0011086e" officeooo:paragraph-rsid="00165c32"/>
    </style:style>
    <style:style style:name="P4" style:family="paragraph" style:parent-style-name="Standard">
      <style:paragraph-properties fo:text-align="end" style:justify-single-word="false"/>
      <style:text-properties officeooo:rsid="0011086e" officeooo:paragraph-rsid="000f6f24"/>
    </style:style>
    <style:style style:name="P5" style:family="paragraph" style:parent-style-name="Standard">
      <style:text-properties officeooo:rsid="0015412b" officeooo:paragraph-rsid="00165c32"/>
    </style:style>
    <style:style style:name="P6" style:family="paragraph" style:parent-style-name="Standard">
      <style:text-properties officeooo:rsid="00176dc4" officeooo:paragraph-rsid="00176dc4"/>
    </style:style>
    <style:style style:name="P7" style:family="paragraph" style:parent-style-name="Standard">
      <style:text-properties officeooo:rsid="0015412b" officeooo:paragraph-rsid="00165c32"/>
    </style:style>
    <style:style style:name="P8" style:family="paragraph" style:parent-style-name="Standard">
      <style:text-properties officeooo:rsid="0015412b" officeooo:paragraph-rsid="0017dfd4"/>
    </style:style>
    <style:style style:name="P9" style:family="paragraph" style:parent-style-name="Standard">
      <style:text-properties officeooo:rsid="0017dfd4" officeooo:paragraph-rsid="0017dfd4"/>
    </style:style>
    <style:style style:name="P10" style:family="paragraph" style:parent-style-name="Standard">
      <style:text-properties officeooo:rsid="000f6f24" officeooo:paragraph-rsid="00165c32"/>
    </style:style>
    <style:style style:name="T1" style:family="text">
      <style:text-properties officeooo:rsid="0011086e"/>
    </style:style>
    <style:style style:name="T2" style:family="text">
      <style:text-properties officeooo:rsid="001352a7"/>
    </style:style>
    <style:style style:name="T3" style:family="text">
      <style:text-properties officeooo:rsid="00165c32"/>
    </style:style>
    <style:style style:name="T4" style:family="text">
      <style:text-properties officeooo:rsid="0017dfd4"/>
    </style:style>
    <style:style style:name="T5" style:family="text">
      <style:text-properties officeooo:rsid="000fe31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achary Britt</text:p>
      <text:p text:style-name="P1">Nov 2 2017</text:p>
      <text:p text:style-name="P4"/>
      <text:p text:style-name="P5"><text:tab/>For the capstone I want to explore NLP named entity sentiment analysis. My plan is to take opinion pieces from the NYT (via API?) and the WSJ (via web scraping?). I can then clean the words in the documents into dense vectors via word2vec. After building a named entity recognition system and other text parsing features, the idea is to use an RNN with LSTMs to produce <text:span text:style-name="T3">vectors in an “entity description space” which characterize the entity in the sentence. By comparing different entities described by the same source/author/document, or by comparing the same entity described by different <text:s/>sources/authors/documents, we can observe variances which will be just begging for dimensionality reduction. <text:s/>The final result would ideally be both a presentation and an interactive app which could A: read in new documents and B: produce dimensionality reduced visualizations of the entity space. </text:span></text:p>
      <text:p text:style-name="P6"/>
      <text:p text:style-name="P6"><text:tab/>I would want to have a slick setup with the text parsed into effective word embeddings in a week. Multi-task sentence parsing after another week. Mapping into entity space and performing dimensionality reduction in the next week. And polishing up an app/presentation after that. Something like that. </text:p>
      <text:p text:style-name="P5"/>
      <text:p text:style-name="P5"/>
      <text:p text:style-name="P9">My backup ideas are :</text:p>
      <text:p text:style-name="P9"/>
      <text:p text:style-name="P9">Do something with Ball Aerospace</text:p>
      <text:p text:style-name="P9"/>
      <text:p text:style-name="P9">Do something similar in terms of NLP, but with a focus on generation. As I wrote this I noticed how immensely unfocused this would be. </text:p>
      <text:p text:style-name="P8"/>
      <text:p text:style-name="P2"><text:span text:style-name="T4"><text:tab/>I </text:span>propose to explore text generation via a recurrent neural network with LSTM’s. Data Source: NYT, WSJ articles. The data will need to be organized, probably via mongo, into documents with “author,” “date,” “publication,” “headline,” and “text body” fields. <text:s/>For The NYT this will likely be easy, as they provide an API. The WSJ articles will need to be scraped in via BeautifulSoup/Requests and then reformatted. <text:span text:style-name="T5">We then need to clean the text in each document to be fed to word2vec. </text:span>We will then process words into dense vector embeddings via word2vec. This provides a manageable dimensionality for the word vectors. <text:span text:style-name="T1">We then build up the representational power of each word embedding by training part of speech, named entity recognition, and syntactic parsing. Then concatenate the features trained for POS, NER, SP, and the previous word embeddings. <text:s/></text:span>It’s important to make sure words are reproduce-able from the dense vectors. Accomplished via a neural network <text:span text:style-name="T2">where we apply a small loss if the reproduced word is in the NLTK lemma of the original word and a large loss if farther away. Or, something better once I know more word2vec We then build sentence embeddings via an RNN with LSTMs. The goal being to encode the meaning of sentences. Train for the ability to recognize corruption (word replacement) and apply max margin loss. Somehow produce the sentence from the sentence embedding and apply a similarity loss with the original sentence. Perform similar encoding/decoding operations on paragraphs and documents.</text:span></text:p>
      <text:p text:style-name="P2"/>
      <text:p text:style-name="P2"><text:tab/><text:span text:style-name="T4">While super interesting. I don’t think the idea is “well contained.” I can’t think of an objective measure of “human readability” for generated text, which would make it both a nightmare to apply the right loss, and to analyze results if I ever got there. </text:span></text:p>
      <text:p text:style-name="P3"><text:tab/></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7:23:40.861987481</meta:creation-date>
    <dc:date>2017-11-02T08:17:53.641842860</dc:date>
    <meta:editing-duration>PT27M51S</meta:editing-duration>
    <meta:editing-cycles>6</meta:editing-cycles>
    <meta:generator>LibreOffice/5.1.6.2$Linux_X86_64 LibreOffice_project/10m0$Build-2</meta:generator>
    <meta:document-statistic meta:table-count="0" meta:image-count="0" meta:object-count="0" meta:page-count="1" meta:paragraph-count="10" meta:word-count="519" meta:character-count="3187" meta:non-whitespace-character-count="2664"/>
  </office:meta>
</office:document-meta>
</file>